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e832" officeooo:paragraph-rsid="000ae832"/>
    </style:style>
    <style:style style:name="P2" style:family="paragraph" style:parent-style-name="Standard" style:list-style-name="L2">
      <style:text-properties officeooo:rsid="000ae832" officeooo:paragraph-rsid="000ae832"/>
    </style:style>
    <style:style style:name="P3" style:family="paragraph" style:parent-style-name="Standard" style:list-style-name="L4">
      <style:text-properties officeooo:rsid="000ae832" officeooo:paragraph-rsid="000ae832"/>
    </style:style>
    <style:style style:name="P4" style:family="paragraph" style:parent-style-name="Standard" style:list-style-name="L5">
      <style:text-properties officeooo:rsid="000ae832" officeooo:paragraph-rsid="000ae832"/>
    </style:style>
    <style:style style:name="P5" style:family="paragraph" style:parent-style-name="Standard" style:list-style-name="L2">
      <style:text-properties officeooo:paragraph-rsid="000ae832"/>
    </style:style>
    <style:style style:name="P6" style:family="paragraph" style:parent-style-name="Standard" style:list-style-name="L3">
      <style:text-properties officeooo:paragraph-rsid="000ae832"/>
    </style:style>
    <style:style style:name="P7" style:family="paragraph" style:parent-style-name="Standard">
      <style:text-properties officeooo:rsid="000b3531" officeooo:paragraph-rsid="000b3531"/>
    </style:style>
    <style:style style:name="P8" style:family="paragraph" style:parent-style-name="Standard" style:list-style-name="L6">
      <style:text-properties officeooo:rsid="000b3531" officeooo:paragraph-rsid="000b3531"/>
    </style:style>
    <style:style style:name="T1" style:family="text">
      <style:text-properties officeooo:rsid="000ae83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troduction</text:p>
      <text:p text:style-name="P1"/>
      <text:p text:style-name="P1"/>
      <text:p text:style-name="P1"/>
      <text:p text:style-name="P1">Goals</text:p>
      <text:p text:style-name="P1"/>
      <text:list xml:id="list8071837694081571783" text:style-name="L2">
        <text:list-item>
          <text:p text:style-name="P5"><text:span text:style-name="T1">Simplify the access of passengers to the service</text:span></text:p>
        </text:list-item>
        <text:list-item>
          <text:p text:style-name="P2">Guarantee a fair management of taxi queues.</text:p>
        </text:list-item>
      </text:list>
      <text:p text:style-name="P1"/>
      <text:p text:style-name="P1">Glossary</text:p>
      <text:p text:style-name="P1"/>
      <text:p text:style-name="P1">Admin</text:p>
      <text:p text:style-name="P1">Passenger</text:p>
      <text:p text:style-name="P1"/>
      <text:p text:style-name="P1">Domain Properties</text:p>
      <text:p text:style-name="P1">//assumptions</text:p>
      <text:p text:style-name="P1">//ask to someone</text:p>
      <text:p text:style-name="P1"/>
      <text:p text:style-name="P1">Requirements</text:p>
      <text:p text:style-name="P1"/>
      <text:p text:style-name="P1">Functional Requirements</text:p>
      <text:p text:style-name="P1"/>
      <text:p text:style-name="P1">Passenger-related</text:p>
      <text:list xml:id="list1374130791834742896" text:style-name="L4">
        <text:list-item>
          <text:p text:style-name="P3">A passenger should be able to call a taxi using the application (or the web-app).</text:p>
        </text:list-item>
        <text:list-item>
          <text:p text:style-name="P3">A passenger should be able to book a ride submitting the origin of the ride, the destination and the hour</text:p>
        </text:list-item>
      </text:list>
      <text:p text:style-name="P1">System-related</text:p>
      <text:list xml:id="list4942802125052345279" text:style-name="L5">
        <text:list-item>
          <text:p text:style-name="P4">The system should try to match in a fair way available taxis an passengers with a system of queue zone based</text:p>
        </text:list-item>
      </text:list>
      <text:p text:style-name="P7">Taxi Driver-related</text:p>
      <text:list xml:id="list7534497330138714703" text:style-name="L6">
        <text:list-item>
          <text:p text:style-name="P8">if choosen by the system because available, a taxi driver should be able to take in charge or refuse a passenger's request.</text:p>
        </text:list-item>
      </text:list>
      <text:p text:style-name="P1"/>
      <text:p text:style-name="P1"/>
      <text:p text:style-name="P1">Non-Functional Requirements</text:p>
      <text:p text:style-name="P1"/>
      <text:p text:style-name="P1">Constraints</text:p>
      <text:list xml:id="list1459129308976610000" text:style-name="L3">
        <text:list-item>
          <text:p text:style-name="P6"><text:span text:style-name="T1">Internet connection is required for accessing to the servic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9T22:04:40.143529571</meta:creation-date>
    <dc:date>2015-10-19T22:30:13.055153860</dc:date>
    <meta:editing-duration>PT10M22S</meta:editing-duration>
    <meta:editing-cycles>1</meta:editing-cycles>
    <meta:document-statistic meta:table-count="0" meta:image-count="0" meta:object-count="0" meta:page-count="1" meta:paragraph-count="22" meta:word-count="130" meta:character-count="784" meta:non-whitespace-character-count="683"/>
    <meta:generator>LibreOffice/5.0.2.2$Linux_X86_64 LibreOffice_project/00m0$Build-2</meta:generator>
  </office:meta>
</office:document-meta>
</file>